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cm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 style:protect="size"/>
    </style:style>
    <style:style style:name="gr2" style:family="graphic" style:parent-style-name="standard">
      <style:graphic-properties draw:stroke="solid" draw:stroke-dash="Fine_20_Dashed" svg:stroke-width="0.01cm" draw:marker-start-width="0.215cm" draw:marker-end-width="0.215cm" draw:fill="solid" draw:fill-color="#cccccc" draw:textarea-horizontal-align="justify" draw:textarea-vertical-align="middle" draw:auto-grow-height="false" fo:padding-top="0.13cm" fo:padding-bottom="0.13cm" fo:padding-left="0.255cm" fo:padding-right="0.255cm" style:protect="size"/>
    </style:style>
    <style:style style:name="gr3" style:family="graphic" style:parent-style-name="standard">
      <style:graphic-properties draw:stroke="solid" svg:stroke-width="0.05cm" svg:stroke-color="#ff0000" draw:marker-start-width="0.275cm" draw:marker-end-width="0.275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0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5cm" svg:stroke-color="#008000" draw:marker-start-width="0.275cm" draw:marker-end-width="0.275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000080" draw:marker-start-width="0.275cm" draw:marker-end-width="0.275cm" draw:fill="none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8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800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0080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0080" draw:marker-start="Arrow" draw:marker-end="Arrow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Fine_20_Dashed" svg:stroke-width="0.01cm" svg:stroke-color="#800080" draw:marker-start-width="0.215cm" draw:marker-end-width="0.215cm" draw:fill="none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3" style:family="graphic" style:parent-style-name="standard">
      <style:graphic-properties draw:stroke="solid" draw:stroke-dash="Fine_20_Dashed" svg:stroke-width="0.02cm" svg:stroke-color="#000000" draw:marker-start-width="0.23cm" draw:marker-end-width="0.23cm" draw:fill="none" draw:fill-color="#ffffff" draw:textarea-horizontal-align="justify" draw:textarea-vertical-align="middle" draw:auto-grow-height="false" fo:padding-top="0.115cm" fo:padding-bottom="0.115cm" fo:padding-left="0.24cm" fo:padding-right="0.2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cm" svg:x="4.5cm" svg:y="6.5cm">
          <text:p text:style-name="P1"><text:span text:style-name="T1">0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7.666cm">
          <text:p text:style-name="P1"><text:span text:style-name="T1">0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8.833cm">
          <text:p text:style-name="P1"><text:span text:style-name="T1">0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0cm">
          <text:p text:style-name="P1"><text:span text:style-name="T1">0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1.166cm">
          <text:p text:style-name="P1"><text:span text:style-name="T1">0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2.333cm">
          <text:p text:style-name="P1"><text:span text:style-name="T1">0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3.5cm">
          <text:p text:style-name="P1"><text:span text:style-name="T1">0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4.666cm">
          <text:p text:style-name="P1"><text:span text:style-name="T1">0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67cm" svg:height="9.334cm" svg:x="4.416cm" svg:y="6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4.416cm" svg:y1="7.5cm" svg:x2="4cm" svg:y2="8cm">
          <text:p/>
        </draw:line>
        <draw:custom-shape draw:style-name="gr5" draw:text-style-name="P1" draw:layer="layout" svg:width="0.5cm" svg:height="0.583cm" svg:x="2.25cm" svg:y="7.334cm">
          <text:p text:style-name="P1"><text:span text:style-name="T1">Байт 0 = 0xF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167cm" svg:height="1.167cm" svg:x="11.416cm" svg:y="14.5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167cm" svg:height="1.167cm" svg:x="11.416cm" svg:y="6.4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4cm" svg:y1="8cm" svg:x2="1cm" svg:y2="8cm">
          <text:p/>
        </draw:line>
        <draw:custom-shape draw:style-name="gr1" draw:text-style-name="P1" draw:layer="layout" svg:width="1cm" svg:height="1cm" svg:x="5.667cm" svg:y="6.5cm">
          <text:p text:style-name="P1"><text:span text:style-name="T1">1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7.666cm">
          <text:p text:style-name="P1"><text:span text:style-name="T1">1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5.667cm" svg:y="8.833cm">
          <text:p text:style-name="P1"><text:span text:style-name="T1">1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0cm">
          <text:p text:style-name="P1"><text:span text:style-name="T1">1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1.166cm">
          <text:p text:style-name="P1"><text:span text:style-name="T1">1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2.333cm">
          <text:p text:style-name="P1"><text:span text:style-name="T1">1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3.5cm">
          <text:p text:style-name="P1"><text:span text:style-name="T1">1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4.666cm">
          <text:p text:style-name="P1"><text:span text:style-name="T1">1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6.5cm">
          <text:p text:style-name="P1"><text:span text:style-name="T1">2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6.833cm" svg:y="7.666cm">
          <text:p text:style-name="P1"><text:span text:style-name="T1">2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8.833cm">
          <text:p text:style-name="P1"><text:span text:style-name="T1">2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0cm">
          <text:p text:style-name="P1"><text:span text:style-name="T1">2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1.166cm">
          <text:p text:style-name="P1"><text:span text:style-name="T1">2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2.333cm">
          <text:p text:style-name="P1"><text:span text:style-name="T1">2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3.5cm">
          <text:p text:style-name="P1"><text:span text:style-name="T1">2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4.666cm">
          <text:p text:style-name="P1"><text:span text:style-name="T1">2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6.5cm">
          <text:p text:style-name="P1"><text:span text:style-name="T1">3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8cm" svg:y="7.666cm">
          <text:p text:style-name="P1"><text:span text:style-name="T1">3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8.833cm">
          <text:p text:style-name="P1"><text:span text:style-name="T1">3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0cm">
          <text:p text:style-name="P1"><text:span text:style-name="T1">3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1.166cm">
          <text:p text:style-name="P1"><text:span text:style-name="T1">3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8cm" svg:y="12.333cm">
          <text:p text:style-name="P1"><text:span text:style-name="T1">3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8cm" svg:y="13.5cm">
          <text:p text:style-name="P1"><text:span text:style-name="T1">3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8cm" svg:y="14.666cm">
          <text:p text:style-name="P1"><text:span text:style-name="T1">3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6.5cm">
          <text:p text:style-name="P1"><text:span text:style-name="T1">4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.166cm" svg:y="7.666cm">
          <text:p text:style-name="P1"><text:span text:style-name="T1">4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8.833cm">
          <text:p text:style-name="P1"><text:span text:style-name="T1">4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.166cm" svg:y="10cm">
          <text:p text:style-name="P1"><text:span text:style-name="T1">4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.166cm" svg:y="11.166cm">
          <text:p text:style-name="P1"><text:span text:style-name="T1">4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2.333cm">
          <text:p text:style-name="P1"><text:span text:style-name="T1">4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3.5cm">
          <text:p text:style-name="P1"><text:span text:style-name="T1">4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4.666cm">
          <text:p text:style-name="P1"><text:span text:style-name="T1">4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6.5cm">
          <text:p text:style-name="P1"><text:span text:style-name="T1">5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7.666cm">
          <text:p text:style-name="P1"><text:span text:style-name="T1">5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0.333cm" svg:y="8.833cm">
          <text:p text:style-name="P1"><text:span text:style-name="T1">5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0cm">
          <text:p text:style-name="P1"><text:span text:style-name="T1">5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1.166cm">
          <text:p text:style-name="P1"><text:span text:style-name="T1">5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2.333cm">
          <text:p text:style-name="P1"><text:span text:style-name="T1">5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3.5cm">
          <text:p text:style-name="P1"><text:span text:style-name="T1">5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4.666cm">
          <text:p text:style-name="P1"><text:span text:style-name="T1">5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6.5cm">
          <text:p text:style-name="P1"><text:span text:style-name="T1">6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7.666cm">
          <text:p text:style-name="P1"><text:span text:style-name="T1">6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8.833cm">
          <text:p text:style-name="P1"><text:span text:style-name="T1">6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0cm">
          <text:p text:style-name="P1"><text:span text:style-name="T1">6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1.166cm">
          <text:p text:style-name="P1"><text:span text:style-name="T1">6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2.333cm">
          <text:p text:style-name="P1"><text:span text:style-name="T1">6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3.5cm">
          <text:p text:style-name="P1"><text:span text:style-name="T1">6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4.666cm">
          <text:p text:style-name="P1"><text:span text:style-name="T1">6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5.833cm">
          <text:p text:style-name="P1"><text:span text:style-name="T1">7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4.5cm" svg:y="16.999cm">
          <text:p text:style-name="P1"><text:span text:style-name="T1">7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18.166cm">
          <text:p text:style-name="P1"><text:span text:style-name="T1">7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19.333cm">
          <text:p text:style-name="P1"><text:span text:style-name="T1">7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20.499cm">
          <text:p text:style-name="P1"><text:span text:style-name="T1">7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21.666cm">
          <text:p text:style-name="P1"><text:span text:style-name="T1">7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22.833cm">
          <text:p text:style-name="P1"><text:span text:style-name="T1">7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4.5cm" svg:y="23.999cm">
          <text:p text:style-name="P1"><text:span text:style-name="T1">7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67cm" svg:height="9.334cm" svg:x="4.416cm" svg:y="15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167cm" svg:height="1.167cm" svg:x="11.416cm" svg:y="23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5.667cm" svg:y="15.833cm">
          <text:p text:style-name="P1"><text:span text:style-name="T1">8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6.999cm">
          <text:p text:style-name="P1"><text:span text:style-name="T1">8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5.667cm" svg:y="18.166cm">
          <text:p text:style-name="P1"><text:span text:style-name="T1">8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19.333cm">
          <text:p text:style-name="P1"><text:span text:style-name="T1">8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20.499cm">
          <text:p text:style-name="P1"><text:span text:style-name="T1">8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21.666cm">
          <text:p text:style-name="P1"><text:span text:style-name="T1">8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22.833cm">
          <text:p text:style-name="P1"><text:span text:style-name="T1">8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5.667cm" svg:y="23.999cm">
          <text:p text:style-name="P1"><text:span text:style-name="T1">8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6.833cm" svg:y="15.833cm">
          <text:p text:style-name="P1"><text:span text:style-name="T1">9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6.833cm" svg:y="16.999cm">
          <text:p text:style-name="P1"><text:span text:style-name="T1">9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18.166cm">
          <text:p text:style-name="P1"><text:span text:style-name="T1">9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6.833cm" svg:y="19.333cm">
          <text:p text:style-name="P1"><text:span text:style-name="T1">9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20.499cm">
          <text:p text:style-name="P1"><text:span text:style-name="T1">9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21.666cm">
          <text:p text:style-name="P1"><text:span text:style-name="T1">9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22.833cm">
          <text:p text:style-name="P1"><text:span text:style-name="T1">9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6.833cm" svg:y="23.999cm">
          <text:p text:style-name="P1"><text:span text:style-name="T1">9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5.833cm">
          <text:p text:style-name="P1"><text:span text:style-name="T1">10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6.999cm">
          <text:p text:style-name="P1"><text:span text:style-name="T1">10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18.166cm">
          <text:p text:style-name="P1"><text:span text:style-name="T1">10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8cm" svg:y="19.333cm">
          <text:p text:style-name="P1"><text:span text:style-name="T1">10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20.499cm">
          <text:p text:style-name="P1"><text:span text:style-name="T1">10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21.666cm">
          <text:p text:style-name="P1"><text:span text:style-name="T1">10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22.833cm">
          <text:p text:style-name="P1"><text:span text:style-name="T1">10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8cm" svg:y="23.999cm">
          <text:p text:style-name="P1"><text:span text:style-name="T1">10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5.833cm">
          <text:p text:style-name="P1"><text:span text:style-name="T1">11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6.999cm">
          <text:p text:style-name="P1"><text:span text:style-name="T1">11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18.166cm">
          <text:p text:style-name="P1"><text:span text:style-name="T1">11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9.166cm" svg:y="19.333cm">
          <text:p text:style-name="P1"><text:span text:style-name="T1">11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20.499cm">
          <text:p text:style-name="P1"><text:span text:style-name="T1">11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21.666cm">
          <text:p text:style-name="P1"><text:span text:style-name="T1">11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22.833cm">
          <text:p text:style-name="P1"><text:span text:style-name="T1">11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9.166cm" svg:y="23.999cm">
          <text:p text:style-name="P1"><text:span text:style-name="T1">11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5.833cm">
          <text:p text:style-name="P1"><text:span text:style-name="T1">12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6.999cm">
          <text:p text:style-name="P1"><text:span text:style-name="T1">12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0.333cm" svg:y="18.166cm">
          <text:p text:style-name="P1"><text:span text:style-name="T1">12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19.333cm">
          <text:p text:style-name="P1"><text:span text:style-name="T1">12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20.499cm">
          <text:p text:style-name="P1"><text:span text:style-name="T1">12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21.666cm">
          <text:p text:style-name="P1"><text:span text:style-name="T1">12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22.833cm">
          <text:p text:style-name="P1"><text:span text:style-name="T1">12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0.333cm" svg:y="23.999cm">
          <text:p text:style-name="P1"><text:span text:style-name="T1">12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5.833cm">
          <text:p text:style-name="P1"><text:span text:style-name="T1">13[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1.5cm" svg:y="16.999cm">
          <text:p text:style-name="P1"><text:span text:style-name="T1">13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18.166cm">
          <text:p text:style-name="P1"><text:span text:style-name="T1">13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19.333cm">
          <text:p text:style-name="P1"><text:span text:style-name="T1">13[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20.499cm">
          <text:p text:style-name="P1"><text:span text:style-name="T1">13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21.666cm">
          <text:p text:style-name="P1"><text:span text:style-name="T1">13[5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22.833cm">
          <text:p text:style-name="P1"><text:span text:style-name="T1">13[6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cm" svg:height="1cm" svg:x="11.5cm" svg:y="23.999cm">
          <text:p text:style-name="P1"><text:span text:style-name="T1">13[7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.416cm" svg:y1="16.999cm" svg:x2="4cm" svg:y2="17.499cm">
          <text:p/>
        </draw:line>
        <draw:custom-shape draw:style-name="gr5" draw:text-style-name="P1" draw:layer="layout" svg:width="0.5cm" svg:height="0.583cm" svg:x="2.25cm" svg:y="16.833cm">
          <text:p text:style-name="P1"><text:span text:style-name="T1">Байт 7 = 0x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4cm" svg:y1="17.499cm" svg:x2="1cm" svg:y2="17.499cm">
          <text:p/>
        </draw:line>
        <draw:custom-shape draw:style-name="gr7" draw:text-style-name="P2" draw:layer="layout" svg:width="1.167cm" svg:height="1.167cm" svg:x="11.416cm" svg:y="1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5cm" svg:height="0.583cm" svg:x="15.833cm" svg:y="14.417cm">
          <text:p text:style-name="P1"><text:span text:style-name="T1">Самый младший би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8.083cm" svg:y1="15cm" svg:x2="14cm" svg:y2="15cm">
          <text:p/>
        </draw:line>
        <draw:line draw:style-name="gr8" draw:text-style-name="P2" draw:layer="layout" svg:x1="12.583cm" svg:y1="7cm" svg:x2="13.916cm" svg:y2="15cm">
          <text:p/>
        </draw:line>
        <draw:line draw:style-name="gr8" draw:text-style-name="P2" draw:layer="layout" svg:x1="12.583cm" svg:y1="16.416cm" svg:x2="14cm" svg:y2="15cm">
          <text:p/>
        </draw:line>
        <draw:custom-shape draw:style-name="gr5" draw:text-style-name="P1" draw:layer="layout" svg:width="0.5cm" svg:height="0.583cm" svg:x="15.833cm" svg:y="16.416cm">
          <text:p text:style-name="P1"><text:span text:style-name="T1">Самый старший би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8.083cm" svg:y1="16.999cm" svg:x2="14cm" svg:y2="16.999cm">
          <text:p/>
        </draw:line>
        <draw:line draw:style-name="gr9" draw:text-style-name="P2" draw:layer="layout" svg:x1="12.583cm" svg:y1="15.083cm" svg:x2="14cm" svg:y2="17cm">
          <text:p/>
        </draw:line>
        <draw:line draw:style-name="gr9" draw:text-style-name="P2" draw:layer="layout" svg:x1="12.583cm" svg:y1="24.5cm" svg:x2="14cm" svg:y2="17cm">
          <text:p/>
        </draw:line>
        <draw:custom-shape draw:style-name="gr3" draw:text-style-name="P2" draw:layer="layout" svg:width="1.167cm" svg:height="9.334cm" svg:x="6.749cm" svg:y="1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7.333cm" svg:y1="25.083cm" svg:x2="6.833cm" svg:y2="26.416cm">
          <text:p/>
        </draw:line>
        <draw:custom-shape draw:style-name="gr5" draw:text-style-name="P1" draw:layer="layout" svg:width="0.5cm" svg:height="0.583cm" svg:x="5.083cm" svg:y="25.75cm">
          <text:p text:style-name="P1"><text:span text:style-name="T1">Байт 9 = 0x0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6.833cm" svg:y1="26.416cm" svg:x2="3.833cm" svg:y2="26.416cm">
          <text:p/>
        </draw:line>
        <draw:line draw:style-name="gr10" draw:text-style-name="P2" draw:layer="layout" svg:x1="4.5cm" svg:y1="6.499cm" svg:x2="4.5cm" svg:y2="5.25cm">
          <text:p/>
        </draw:line>
        <draw:line draw:style-name="gr10" draw:text-style-name="P2" draw:layer="layout" svg:x1="12.5cm" svg:y1="6.5cm" svg:x2="12.5cm" svg:y2="5.25cm">
          <text:p/>
        </draw:line>
        <draw:line draw:style-name="gr11" draw:text-style-name="P2" draw:layer="layout" svg:x1="12.5cm" svg:y1="5.5cm" svg:x2="4.5cm" svg:y2="5.5cm">
          <text:p/>
        </draw:line>
        <draw:custom-shape draw:style-name="gr12" draw:text-style-name="P1" draw:layer="layout" svg:width="0.5cm" svg:height="0.583cm" svg:x="7.916cm" svg:y="4.916cm">
          <text:p text:style-name="P1"><text:span text:style-name="T1">Ширина символа =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6.75cm" svg:height="2.499cm" svg:x="13cm" svg:y="5.5cm">
          <text:p text:style-name="P1"><text:span text:style-name="T2">Изображение символа «0»</text:span></text:p>
          <text:p text:style-name="P1"><text:span text:style-name="T1"/></text:p>
          <text:p text:style-name="P1"><text:span text:style-name="T1">Байт[Бит] — это расположение</text:span></text:p>
          <text:p text:style-name="P1"><text:span text:style-name="T1">пикселя в массиве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vikov </meta:initial-creator>
    <meta:creation-date>2012-01-31T22:45:39</meta:creation-date>
    <dc:date>2012-01-31T23:27:34</dc:date>
    <dc:creator>bravikov </dc:creator>
    <meta:editing-duration>PT00H26M14S</meta:editing-duration>
    <meta:editing-cycles>5</meta:editing-cycles>
    <meta:generator>OpenOffice.org/3.2$Linux OpenOffice.org_project/320m19$Build-9505</meta:generator>
    <meta:document-statistic meta:object-count="141"/>
  </office:meta>
</office:document-meta>
</file>